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trol: AU-6 – Audit Review</text:p>
      <text:p text:style-name="Standard"/>
      <text:p text:style-name="Standard">The organization enables auditing of privileged command execution using auditd.</text:p>
      <text:p text:style-name="Standard">A rule is configured to track every execution of the sudo command using the key sudo_monitoring.</text:p>
      <text:p text:style-name="Standard">Log data was verified using ausearch, saved to text, and screenshots were captured for documentation.</text:p>
      <text:p text:style-name="Standard">This satisfies audit review requirements for privileged access attemp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0:31:04.885564991</meta:creation-date>
    <dc:date>2025-05-01T20:32:33.150525744</dc:date>
    <meta:editing-duration>PT1M30S</meta:editing-duration>
    <meta:editing-cycles>1</meta:editing-cycles>
    <meta:document-statistic meta:table-count="0" meta:image-count="0" meta:object-count="0" meta:page-count="1" meta:paragraph-count="5" meta:word-count="54" meta:character-count="376" meta:non-whitespace-character-count="326"/>
    <meta:generator>LibreOffice/24.2.7.2$Linux_X86_64 LibreOffice_project/420$Build-2</meta:generator>
  </office:meta>
</office:document-meta>
</file>